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554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order-left="none" fo:border-right="none" fo:border-top="0.088cm solid #000000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</style:style>
    <style:style style:name="ce4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Отчет по остаткам на &lt;:Текущая дата:&gt;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Товар</text:p>
          </table:table-cell>
          <table:table-cell table:style-name="ce1" office:value-type="string">
            <text:p>Количество</text:p>
          </table:table-cell>
          <table:table-cell table:style-name="ce1" office:value-type="string">
            <text:p>Группа</text:p>
          </table:table-cell>
          <table:table-cell table:style-name="ce4" office:value-type="string">
            <text:p>Сумма по группе</text:p>
          </table:table-cell>
          <table:table-cell table:style-name="ce6"/>
        </table:table-row>
        <table:table-row table:style-name="ro1">
          <table:table-cell table:style-name="ce2" office:value-type="string">
            <text:p>[:строка:]&lt;:f0:&gt;</text:p>
          </table:table-cell>
          <table:table-cell table:style-name="ce3" office:value-type="string">
            <text:p>&lt;:f1:&gt;</text:p>
          </table:table-cell>
          <table:table-cell table:style-name="ce3" office:value-type="string">
            <text:p>&lt;:f2:&gt;</text:p>
          </table:table-cell>
          <table:table-cell table:style-name="ce5" office:value-type="string">
            <text:p>&lt;:f3:&gt;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ru" fo:country="RU" style:font-name-asian="Nimbus Sans L1" style:language-asian="none" style:country-asian="none" style:font-name-complex="Nimbus Sans L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8">08.09.2007</text:date>, <text:time>16:2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9-08T15:23:09</meta:creation-date>
    <dc:date>2007-09-08T16:27:04</dc:date>
    <dc:language>ru-RU</dc:language>
    <meta:editing-cycles>3</meta:editing-cycles>
    <meta:editing-duration>PT10M43S</meta:editing-duration>
    <meta:user-defined meta:name="Info 1"/>
    <meta:user-defined meta:name="Info 2"/>
    <meta:user-defined meta:name="Info 3"/>
    <meta:user-defined meta:name="Info 4"/>
    <meta:document-statistic meta:table-count="3" meta:cell-count="9"/>
  </office:meta>
</office:document-meta>
</file>